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5pt" fo:font-weight="bold" officeooo:rsid="0009e247" officeooo:paragraph-rsid="0009e247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9e247" officeooo:paragraph-rsid="0009e24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9e247" officeooo:paragraph-rsid="0009e247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gnóstico Automatizado de COVID-19 y Neumonía en Radiografías</text:p>
      <text:p text:style-name="P2"><text:s/></text:p>
      <text:p text:style-name="P3">El proyecto se centra en la clasificación automatizada de radiografías pulmonares para identificar la presencia de COVID-19, neumonía y condiciones normales. La necesidad de una detección temprana y precisa de estas enfermedades respiratorias es crucial, especialmente en situaciones de pandemia como la provocada por el COVID-19.</text:p>
      <text:p text:style-name="P3"><text:s/>La importancia radica en la capacidad de proporcionar diagnósticos rápidos y precisos a partir de imágenes médicas, permitiendo una intervención médica oportuna. En un contexto de salud global, la automatización de este proceso puede agilizar la toma de decisiones médicas, mejorar la eficiencia y ayudar a gestionar la carga sobre los profesionales de la salud.</text:p>
      <text:p text:style-name="P3"><text:s/>El objetivo principal del proyecto es desarrollar un modelo de Machine Learning robusto y preciso que pueda clasificar radiografías pulmonares en las categorías de COVID-19, neumonía y salud normal. Esto busca mejorar la capacidad de detección temprana y apoyar la labor de los profesionales de la salud mediante una herramienta automatizada confiable y eficiente. Adicionalmente, se busca contribuir al avance de la tecnología aplicada a la medicina y la investigación en salud públic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02:22:34.754876461</meta:creation-date>
    <dc:date>2023-12-05T02:27:02.536173200</dc:date>
    <meta:editing-duration>PT4M28S</meta:editing-duration>
    <meta:editing-cycles>1</meta:editing-cycles>
    <meta:document-statistic meta:table-count="0" meta:image-count="0" meta:object-count="0" meta:page-count="1" meta:paragraph-count="5" meta:word-count="182" meta:character-count="1245" meta:non-whitespace-character-count="1064"/>
    <meta:generator>LibreOffice/7.3.7.2$Linux_X86_64 LibreOffice_project/30$Build-2</meta:generator>
  </office:meta>
</office:document-meta>
</file>